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471" officeooo:paragraph-rsid="00169471"/>
    </style:style>
    <style:style style:name="P2" style:family="paragraph" style:parent-style-name="Standard">
      <style:paragraph-properties fo:text-align="start" style:justify-single-word="false"/>
      <style:text-properties officeooo:rsid="00169471" officeooo:paragraph-rsid="00169471"/>
    </style:style>
    <style:style style:name="P3" style:family="paragraph" style:parent-style-name="Standard">
      <style:paragraph-properties fo:text-align="start" style:justify-single-word="false"/>
      <style:text-properties style:font-name="monospace" officeooo:rsid="00169471" officeooo:paragraph-rsid="00169471"/>
    </style:style>
    <style:style style:name="T1" style:family="text">
      <style:text-properties fo:color="#000000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dterm 1</text:p>
      <text:p text:style-name="P1">Brandon Bell</text:p>
      <text:p text:style-name="P1"/>
      <text:p text:style-name="P2">I have produced data for the np = 4,9,25,36 for 1,000 iterations and np=9 for 10k iterations but, I have not yet reduced the data into final live counts. I had each process dump out the number of bugs alive in it’s world for a given iteration and collected the output from all the processes into a text file. I need to add the pieces together from each process. The tail of np =4 @ 1k look like this</text:p>
      <text:p text:style-name="P2"/>
      <text:p text:style-name="P3"><text:span text:style-name="T1">tail 4p-i1k.txt  </text:span><text:line-break/>[ 1, 990 , 5964 ] <text:line-break/>[ 1, 991 , 5960 ] <text:line-break/>[ 1, 992 , 5962 ] <text:line-break/>[ 1, 993 , 5958 ] <text:line-break/>[ 1, 994 , 5964 ] <text:line-break/>[ 1, 995 , 5960 ] <text:line-break/>[ 1, 996 , 5962 ] <text:line-break/>[ 1, 997 , 5958 ] <text:line-break/>[ 1, 998 , 5964 ] <text:line-break/>[ 1, 999 , 5960 ]<text:line-break/><text:line-break/>and for 36 @ 1k</text:p>
      <text:p text:style-name="P3"><text:span text:style-name="T1">[ 8, 990 , 1137 ] </text:span><text:line-break/>[ 8, 991 , 1139 ] <text:line-break/>[ 8, 992 , 1137 ] <text:line-break/>[ 8, 993 , 1140 ] <text:line-break/>[ 8, 994 , 1137 ] <text:line-break/>[ 8, 995 , 1139 ] <text:line-break/>[ 8, 996 , 1137 ] <text:line-break/>[ 8, 997 , 1140 ] <text:line-break/>[ 8, 998 , 1137 ] <text:line-break/>[ 8, 999 , 1139 ]<text:line-break/></text:p>
      <text:p text:style-name="P3">The individual data files for each trial are included in my code tarball but I haven’t printed them out.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4:46:55.751382435</meta:creation-date>
    <dc:date>2016-10-05T14:57:49.414938213</dc:date>
    <meta:editing-duration>PT3S</meta:editing-duration>
    <meta:editing-cycles>1</meta:editing-cycles>
    <meta:document-statistic meta:table-count="0" meta:image-count="0" meta:object-count="0" meta:page-count="2" meta:paragraph-count="6" meta:word-count="229" meta:character-count="937" meta:non-whitespace-character-count="691"/>
    <meta:generator>LibreOffice/5.2.1.2$Linux_X86_64 LibreOffice_project/20m0$Build-2</meta:generator>
  </office:meta>
</office:document-meta>
</file>